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oaming photo booth rental Brea</text:span></text:p>
      <text:p text:style-name="P2"/>
      <text:p text:style-name="P1">The technology is already in tall demand. publicity and production companies along in imitation of party planners are clamoring to safe their event dates to come up with the money for clients a showing off to generate modern and fascinating content. How it works is a tall definition camera orbits as regards situation goers and films a 360 degree slow doings video thats streamed to a social media sharing station where users can instantly admission their videos. A video director helps to stage users to ensure the best video is captured even though an on-site host assists users in sharing the completed product. The company hopes the accessory of a 360 photo booth will broaden its photo booth offerings. In the age of Instagram, content is king and video content in particular is forging the way to social media conquest.</text:p>
      <text:p text:style-name="P1">This week, we announced the commencement of a 360 degree slow-motion video booth. Its a game-changer because of the unique user experience it provides and because theres such tall request for this type of content. promotion and production companies are already clamoring to safe their business dates hence they can find the money for clients in the same way as open-minded content generation. The booths high-definition camera circles regarding people at an event, filming a 360-degree slow-motion video. Guests are then dexterous to instantly part that video via social media in a sharing station, where theyre assisted by a special host. We wish the supplement of a 360 photo booth will broaden the companys photo booth offerings and go forward their achieve into alternating markets.</text:p>
      <text:p text:style-name="P1">Next week, we announced their creation of a 360 slow leisure interest video booth. I think its a game-changer due to the uniqueness of the addict experience and the content it generates. The additional help is already in tall demand. marketing and production companies, along next party planners, have been contacting us to safe their dates, hoping to manage to pay for clients past unbiased and interesting content. As a guest stands in stomach of the high-definition camera, it orbits around them and films a 360 slow-motion video. Guests instantly access their videos in a booth from which they can part their videos upon social media or download them to their phones. In addition to video and photo booths we already offer, we wish that the adjunct of a 360 photo booth will broaden our offerings. In this daylight and age, fine photos and videos are all but more important than the situation itself afterward it comes to hosting endeavors on Instagram. We have many supplementary products in the pipeline that we think our customers will love! </text:p>
      <text:p text:style-name="P1">In the age of Instagram, its sure that high-quality content is king and video content, in particular, is leading the habit to social media conquest. The booth is first rolling out at locations past holiday markets back creature easy to get to for everyone. As seen upon YouTube, Instagram, Facebook, and extra social media channels how much fun people have piece of legislation videos behind contacts and family; I take on this will in reality take on off in imitation of events using this device. Even more in view of that at actions in imitation of participants who have no idea how to use normal video equipment or software. I often see people posting photos upon Instagram or Facebook from a great night out and help stage at a concert. Sometimes they are filmed from inside their friends phone. Due to that limitation, these clips will not acquire into your feed without some finessing in reveal production upon video editing software. Coming soon to a city near you! If you are planning an event, now may be the period to hire an advertising agency or even bring in your own specialists to set taking place this make a clean breast of the art booth right at your neighboring undertaking or film premiere.</text:p>
      <text:p text:style-name="P1">To use the new service, customers enter the booth using an iPad. A high-definition camera orbits just about the booth, filming a slow-motion video in 360 degrees. Customers receive their videos at a livestreaming table and can next use an iPad to share their videos in imitation of the world. A video director helps arrange customers in the best realistic pretension to ensure great footage. An usher assists customers using the iPad at the livestreaming table.</text:p>
      <text:p text:style-name="P1">The company hopes that the adjunct of a 360-degree photo booth will broaden its photo booth offerings.</text:p>
      <text:p text:style-name="P1">This week, we announced the foundation of their supplementary 360 slow bustle video booth. Theyre already in tall demand: situation planners and businesses desire to cassette the booths at their events, and marketing agencies and businesses want more information. How it works is a high definition camera orbiting more or less business goers and films a 360 degree slow occupation video. Videos are subsequently streamed to a social media sharing station where users can instantly entrance their videos. The company hopes that the supplement of a 360 photo booth will make the product more interesting. </text:p>
      <text:p text:style-name="P1"/>
      <text:p text:style-name="P1">Photo booths have always been a perpetual pretentiousness of having fun at a party or thing going on for tawny County. Its no astonishment that suitably many people enjoy getting their photos taken at a photo booth. lucky Frog Photo Booth in OC offers an assortment of photo booth packages to skirmish any celebration or situation type. One of the most popular photo booths is the Selfie Kiosk, which snaps pictures, boomerangs, and GIFs. Guests acquire truly aflame in the same way as these photo booths because they can watch themselves disturb in relation to in looped photos and videos, and they make good entertainment at a party. The best portion is, these looping GIF videos can be shared upon social media platforms instantly. Photos are an excellent showing off to maintain memories from your special occasion, and nowadays, you can even create video messages from the video booth in just seconds. The Selfie Kiosk can be used to capture memories for birthdays, Bar and Bat Mitzvahs and even corporate events. These GIF animations are shared directly later guests in seconds, making your concern more popular online. lucky Frog Photo Booth in OC offers you the unplanned to get your photos and videos taken just the habit you desire them at any event. Is your bordering matter re yellowish-brown County a Seminar, Conference, Trade law or Workshop? maybe just a regular corporate event? fortunate Frog Photo Booth OC has a variety of fun photo booth packages to lawsuit every occasion. One of their packages is the GIF booth, which takes a burst of pictures that are total into a quick video. The video is next looped and is an instant hit behind everyone! Guests can text, email, and ration the video on social media for perpetual memories. Photos are substitute excellent quirk to commemorate your special occasion. fortunate Frog Photo Booth in OC in addition to offers a unique photo booth experience, absolute for weddings, birthdays, Bar/Bat Mitzvahs, etc.Your wedding memories last a lifetime and its important to recall to maintain them. fortunate Frog Photo Booth in OC offers GIF booths that create a looping video. Its an interesting concept that is perfect for any event. If you are in the spread around for photo booths, GIFs, Boomerangs, or 360 video booths for your wedding, birthday celebration, Bar Mitzvah, or corporate event, fortunate Frog Photo Booth in OC has you covered. </text:p>
      <text:p text:style-name="P1">A grad party is a special celebration that commemorates a student's accomplishments, and at the same epoch is an opportunity for parents to rave review their children. Whether it be graduating from college as an undergraduate, high hypothetical as a freshman, or even kindergarten, the grad party is the absolute defense to celebrate considering a photo booth or a selfie booth. while there are many ways to celebrate the student, having a photo booth at a grad party is one pretentiousness that allows every of their links to get to know them and each other in a fun and easy way. It afterward creates incredible memories for them to save forever.</text:p>
      <text:p text:style-name="P1">Graduations; associates and relatives come together to celebrate a taking into consideration in a lifetime achievement. What better quirk to great compliment their accomplishments than to rent a photo booth? A photo booth is the perfect entertainment for a high instructor or scholarly graduation party: It allows classmates to interact and celebrate their momentous achievement. {} Booking an entrance freshen photo booth is a great exaggeration to maintain graduation memories for approximately everyone; even bashful grads will have no misfortune taking a few selfies as they slant their graduation into a true celebration. </text:p>
      <text:p text:style-name="P1"/>
      <text:p text:style-name="P1">If you feel as soon as a party when a characterize booth is the quirk to go, there are a number of affordable facilities out there. Rental companies will offer the backdrop, props, and person to put on an act the equipment. You just pick what nice of booth and theme you want. Karaoke is popular at grad parties back not everyone can partner in on formal dancing or singing. These facilities will send someone greater than to set up the equipment and appear in guests how to use it. next people can sing along in the same way as a microphone or even suitably watch their connections and collection the video for posterity. The process of recording and sharing videos has been all but for years later than desktop software bearing in mind Windows Movie Maker, but now consumers have many vary options to collaborate, chat, and part content taking into account links all from their own social media platforms when Facebook Messenger and Skype. These tools permit users to seamlessly allowance content directly onto their friends feeds, eliminating the infatuation to worry roughly editing or uploading files to YouTube.</text:p>
      <text:p text:style-name="P1"> If you desire to create the illusion of an venturesome play in a private house that isnt actually in fact taking place inside your flourishing room, look no extra than a karaoke machine. even if DJ's may still be relevant for concern events, for all else, a karaoke machine could be ideal for both novelty and utility. every you have to pull off is link up your phone or laptop through Bluetooth or USB and pick out your favorite tune or some out of date standby. You'll have your own private feat publicize from which by yourself you or others behind compatible tech can look what's happening. You'll never once again have to awkwardly listen to someone croon out of song taking into consideration no one invited them to sing (nor will you have to assume those awkward moments yourself). That's one event roughly karaoke that has always been great: letting people who adore music and singing rule the produce an effect rather than a hired musician who thinks these people should sing better (and quite frankly probably wouldn't acquire paid as much).</text:p>
      <text:p text:style-name="P1">This celebration of all of their accomplishments. relations and connections join together in this celebration. What bigger pretentiousness to rave review the student than to have memories of every of their contacts for them to save forever. And what better showing off to attain that than using an instant photo booth rental? Its perfect for grad parties because it allows guests to mingle and allow pictures once each other. A portray is one of the most treasured items a person can have, hence reserving a photo booth for your party is a great quirk to immortalize those memories for the get off of your life. every person has a substitute personality or likes stand-in ways of entertainment. correspondingly even your quiet guests shouldnt have a problem jumping into a photo booth for a few pictures. Its a kind of all-purpose, all-ages entertainment that wont depart anyone standing awkwardly in the corner.</text:p>
      <text:p text:style-name="P1"> I have always loved knowing about things that my friends love and locate beneficial and helpful, consequently I am always impatient in hearing just about things that they are using that might make my dynamism easier as well. Today, my pal Jackie shares her favorite products upon Amazon under $20 and they range from anything you craving to declutter and organize your house to outfits she finds endearing (and is maybe even in the same way as buying).</text:p>
      <text:p text:style-name="P3">BeachLife Festival is one the largest beach parties and rouse music festivals in Southern California, held annually in Redondo seashore right next to the Redondo beach Marina. Last year in this area 11 thousand people attended the 3 day festival, and it featured many well known artists.</text:p>
      <text:p text:style-name="P8"><text:span text:style-name="T2">RELEVANT KEYWORDS</text:span></text:p>
      <text:p text:style-name="P1"><text:soft-page-break/>The list of keywords we used to create this document :</text:p>
      <text:p text:style-name="P1"/>
      <text:p text:style-name="P3">Roaming photo booth rental Brea,Roaming photo booth rental Irvine,Roaming photo booth rental Mission Viejo</text:p>
      <text:p text:style-name="P9"><text:span text:style-name="T2">RECOMMENDED RESOURCES</text:span></text:p>
      <text:p text:style-name="P1">The list of resources and links we recommend you visit :</text:p>
      <text:p text:style-name="P1"/>
      <text:p text:style-name="P1"/>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soft-page-break/><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soft-page-break/><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soft-page-break/><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1"><text:a xlink:type="simple" xlink:href="https://docs.google.com/document/d/1dJqk6Z4uolYXo6ypDrp6Qek6l39TCs7WkC-Z5jrQC2g/edit?usp=sharing" text:style-name="ListLabel_20_1" text:visited-style-name="ListLabel_20_1"><text:span text:style-name="T3">Roaming photo booth rental Balboa Island</text:span></text:a></text:p>
      <text:p text:style-name="P1"><text:a xlink:type="simple" xlink:href="https://docs.google.com/document/d/1dJqk6Z4uolYXo6ypDrp6Qek6l39TCs7WkC-Z5jrQC2g/pub" text:style-name="ListLabel_20_1" text:visited-style-name="ListLabel_20_1"><text:span text:style-name="T3">Roaming photo booth rental Balboa Island pub</text:span></text:a></text:p>
      <text:p text:style-name="P1"><text:a xlink:type="simple" xlink:href="https://docs.google.com/document/d/1dJqk6Z4uolYXo6ypDrp6Qek6l39TCs7WkC-Z5jrQC2g/view" text:style-name="ListLabel_20_1" text:visited-style-name="ListLabel_20_1"><text:span text:style-name="T3">Roaming photo booth rental Balboa Island view</text:span></text:a></text:p>
      <text:p text:style-name="P1"><text:a xlink:type="simple" xlink:href="https://docs.google.com/document/d/1C_R7RbV_QIp8dkxc15AVtsp5f0zih_JAX6HlGg79zl0/edit?usp=sharing" text:style-name="ListLabel_20_1" text:visited-style-name="ListLabel_20_1"><text:span text:style-name="T3">Roaming photo booth rental Los Alamitos</text:span></text:a></text:p>
      <text:p text:style-name="P1"><text:a xlink:type="simple" xlink:href="https://docs.google.com/document/d/1C_R7RbV_QIp8dkxc15AVtsp5f0zih_JAX6HlGg79zl0/pub" text:style-name="ListLabel_20_1" text:visited-style-name="ListLabel_20_1"><text:span text:style-name="T3">Roaming photo booth rental Los Alamitos pub</text:span></text:a></text:p>
      <text:p text:style-name="P1"><text:a xlink:type="simple" xlink:href="https://docs.google.com/document/d/1C_R7RbV_QIp8dkxc15AVtsp5f0zih_JAX6HlGg79zl0/view" text:style-name="ListLabel_20_1" text:visited-style-name="ListLabel_20_1"><text:span text:style-name="T3">Roaming photo booth rental Los Alamito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soft-page-break/><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4"/>
      <text:p text:style-name="P9"><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7"><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14" meta:word-count="2738" meta:character-count="16734" meta:non-whitespace-character-count="14103"/>
    <meta:generator>LibreOfficeDev/6.0.5.2$Linux_X86_64 LibreOffice_project/</meta:generator>
  </office:meta>
</office:document-meta>
</file>